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78e" officeooo:paragraph-rsid="0014a78e"/>
    </style:style>
    <style:style style:name="P2" style:family="paragraph" style:parent-style-name="Standard">
      <style:text-properties officeooo:rsid="00154648" officeooo:paragraph-rsid="00154648"/>
    </style:style>
    <style:style style:name="P3" style:family="paragraph" style:parent-style-name="Standard">
      <style:text-properties officeooo:rsid="00167606" officeooo:paragraph-rsid="00167606"/>
    </style:style>
    <style:style style:name="P4" style:family="paragraph" style:parent-style-name="Standard">
      <style:text-properties officeooo:rsid="0016c84a" officeooo:paragraph-rsid="0016c84a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<text:span text:style-name="T1">rd</text:span> XI</text:p>
      <text:p text:style-name="P1"/>
      <text:p text:style-name="P3">[{u'percentage': 16.365620075160628, u'mean': 20.76923076923077}, {u'percentage': 16.8141592920354, u'mean': 21.338461538461537}, {u'percentage': 10.9710267911262, u'mean': 13.923076923076923}, {u'percentage': 15.56552309370833, u'mean': 19.753846153846155}, {u'percentage': 11.334707237240881, u'mean': 14.384615384615385}, {u'percentage': 9.14050187901564, u'mean': 11.6}, {u'percentage': 8.110073948357378, u'mean': 10.292307692307693}, {u'percentage': 5.3582252394229615, u'mean': 6.8}, {u'percentage': 2.873075524305977, u'mean': 3.646153846153846}, {u'percentage': 2.49727239665414, u'mean': 3.169230769230769}, {u'percentage': 0.9698145229724817, u'mean': 1.2307692307692308}]</text:p>
      <text:p text:style-name="P1"/>
      <text:p text:style-name="P1">2<text:span text:style-name="T1">nd</text:span> XI</text:p>
      <text:p text:style-name="P1"/>
      <text:p text:style-name="P4">[{u'percentage': 16.602664106564266, u'mean': 24.271929824561404}, {u'percentage': 13.07452298091924, u'mean': 19.114035087719298}, {u'percentage': 13.428537141485661, u'mean': 19.63157894736842}, {u'percentage': 10.878435137405498, u'mean': 15.903508771929825}, {u'percentage': 14.952598103924158, u'mean': 21.859649122807017}, {u'percentage': 9.120364814592586, u'mean': 13.333333333333334}, {u'percentage': 9.222368894755792, u'mean': 13.482456140350877}, {u'percentage': 5.13620544821793, u'mean': 7.508771929824562}, {u'percentage': 4.122164886595464, u'mean': 6.026315789473684}, {u'percentage': 2.3580943237729515, u'mean': 3.4473684210526314}, {u'percentage': 1.1040441617664707, u'mean': 1.6140350877192982}]</text:p>
      <text:p text:style-name="P2"/>
      <text:p text:style-name="P2">1<text:span text:style-name="T1">st</text:span> XI</text:p>
      <text:p text:style-name="P2"/>
      <text:p text:style-name="P4">[{u'percentage': 15.92003728831115, u'mean': 25.19672131147541}, {u'percentage': 15.184628929514732, u'mean': 24.0327868852459}, {u'percentage': 14.749598632761924, u'mean': 23.34426229508197}, {u'percentage': 11.574913252887253, u'mean': 18.31967213114754}, {u'percentage': 10.373401004712827, u'mean': 16.418032786885245}, {u'percentage': 8.912942151328396, u'mean': 14.10655737704918}, {u'percentage': 7.4731990263607635, u'mean': 11.827868852459016}, {u'percentage': 5.955771919830131, u'mean': 9.426229508196721}, {u'percentage': 5.096069190532911, u'mean': 8.065573770491802}, {u'percentage': 3.547568491377078, u'mean': 5.614754098360656}, {u'percentage': 1.2118701123828264, u'mean': 1.9180327868852458}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6:11:17.769574360</meta:creation-date>
    <dc:date>2016-09-19T09:58:41.230771596</dc:date>
    <meta:editing-duration>PT1H7M4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138" meta:character-count="2130" meta:non-whitespace-character-count="1998"/>
  </office:meta>
</office:document-meta>
</file>